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fo:font-family="Arial" style:font-family-asian="Arial" style:font-family-complex="Arial" fo:background-color="transparent" fo:color="#000000" style:text-line-through-style="solid" style:text-line-through-type="single"/>
    </style:style>
    <style:style style:name="T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6" style:family="text">
      <style:text-properties fo:font-size="11.00pt" fo:font-weight="normal" fo:font-family="Arial" style:font-family-asian="Arial" style:font-family-complex="Arial" fo:background-color="transparent" fo:color="#000000" style:text-line-through-style="solid" style:text-line-through-type="single"/>
    </style:style>
    <style:style style:name="T4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 fo:margin-left="0.00pt" fo:text-indent="36.00pt"/>
    </style:style>
    <style:style style:name="P9" style:family="paragraph">
      <style:paragraph-properties fo:line-height="115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 fo:margin-left="0.00pt" fo:text-indent="36.00pt"/>
    </style:style>
    <style:style style:name="P12" style:family="paragraph">
      <style:paragraph-properties fo:line-height="115.00%" fo:text-align="lef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/>
    </style:style>
    <style:style style:name="P14" style:family="paragraph">
      <style:paragraph-properties fo:line-height="115.00%" fo:text-align="lef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/>
    </style:style>
    <style:style style:name="P16" style:family="paragraph">
      <style:paragraph-properties fo:line-height="115.00%" fo:text-align="left"/>
    </style:style>
  </office:automatic-styles>
  <office:body>
    <office:text>
      <text:p text:style-name="P1"><text:span text:style-name="T1">Sprint 2 Report</text:span></text:p>
      <text:p text:style-name="P1"><text:span text:style-name="T2"/></text:p>
      <text:p text:style-name="P2"><text:span text:style-name="T3">Product Name:</text:span><text:span text:style-name="T4"><text:s/>VR Game Project</text:span></text:p>
      <text:p text:style-name="P2"><text:span text:style-name="T5">Team Name</text:span><text:span text:style-name="T6">: VR Game Project Team</text:span></text:p>
      <text:p text:style-name="P2"><text:span text:style-name="T7">Team Members:<text:s/></text:span><text:span text:style-name="T8">Geoffrey Herz (PO), Gabriel Larwood, Shant Cancik, Shaoyuan Liang, Henry Tran</text:span></text:p>
      <text:p text:style-name="P2"><text:span text:style-name="T9">Date</text:span><text:span text:style-name="T10">: Friday, November 4th<text:s text:c="2"/></text:span></text:p>
      <text:p text:style-name="P2"><text:span text:style-name="T11"/></text:p>
      <text:p text:style-name="P2"><text:span text:style-name="T12">-------------------------------------------------------------------------------------------------------------------------------</text:span></text:p>
      <text:p text:style-name="P2"><text:span text:style-name="T13"/></text:p>
      <text:p text:style-name="P2"><text:span text:style-name="T14">Actions to stop doing</text:span><text:span text:style-name="T15">: The team should stop adding unused images, sound files, and textures to the main GitHub repository to minimize the size of the project folder that each member pulls and pushes.</text:span></text:p>
      <text:p text:style-name="P2"><text:span text:style-name="T16"/></text:p>
      <text:p text:style-name="P2"><text:span text:style-name="T17">Actions to start doing</text:span><text:span text:style-name="T18">: The team should start<text:s text:c="2"/>connecting our individual contributions to the project together and create a main GitHub folder to store all our work in the same place</text:span></text:p>
      <text:p text:style-name="P2"><text:span text:style-name="T19"/></text:p>
      <text:p text:style-name="P2"><text:span text:style-name="T20">Actions to keep doing:<text:s/></text:span><text:span text:style-name="T21">We should keep meeting up three times a week after class so that we can closely coordinate our efforts. </text:span></text:p>
      <text:p text:style-name="P2"><text:span text:style-name="T22"/></text:p>
      <text:p text:style-name="P2"><text:span text:style-name="T23">Work completed: </text:span></text:p>
      <text:p text:style-name="P2"><text:span text:style-name="T24"/></text:p>
      <text:p text:style-name="P2"><text:span text:style-name="T25">1)<text:s/></text:span><text:span text:style-name="T26">User Story 1</text:span><text:span text:style-name="T27"><text:s/>{As a developer, I want to establish the characteristics of basic<text:s text:c="2"/>player controls so I can place them into the game environment}</text:span></text:p>
      <text:list text:style-name="L3">
        <text:list-item>
          <text:p text:style-name="P3"><text:span text:style-name="T27">Create the player object that will move throughout the game (2 hours)</text:span></text:p>
        </text:list-item>
        <text:list-item>
          <text:p text:style-name="P3"><text:span text:style-name="T27">Create a motion based interface for ship controls (5 hours)</text:span></text:p>
        </text:list-item>
        <text:list-item>
          <text:p text:style-name="P3"><text:span text:style-name="T27">Create a projectile system<text:s text:c="2"/>for the user (4 hours)</text:span></text:p>
        </text:list-item>
      </text:list>
      <text:p text:style-name="P4"><text:span text:style-name="T27"><text:tab/></text:span><text:span text:style-name="T28">Total User Story Time</text:span><text:span text:style-name="T29">: 11 hours</text:span></text:p>
      <text:p text:style-name="P4"><text:span text:style-name="T30"/></text:p>
      <text:p text:style-name="P4"><text:span text:style-name="T30"/></text:p>
      <text:p text:style-name="P4"><text:span text:style-name="T30"/></text:p>
      <text:p text:style-name="P4"><text:span text:style-name="T31">2)<text:s/></text:span><text:span text:style-name="T32">User Story 2</text:span><text:span text:style-name="T33"><text:s/>{As a developer, I want to create a fluid environment design so that the processing power of the phone is efficiently used }</text:span></text:p>
      <text:list text:style-name="L5">
        <text:list-item>
          <text:p text:style-name="P5"><text:span text:style-name="T33">Create a basic lighting system for the environment (1 hour)</text:span></text:p>
        </text:list-item>
        <text:list-item>
          <text:p text:style-name="P5"><text:span text:style-name="T33">Create walls that move in a treadmill style towards the player to simulate flight (7 hours)</text:span></text:p>
        </text:list-item>
        <text:list-item>
          <text:p text:style-name="P5"><text:span text:style-name="T33">Create a level design system that links environment templates (3 hours)</text:span></text:p>
        </text:list-item>
        <text:list-item>
          <text:p text:style-name="P5"><text:span text:style-name="T33">Create some basic level templates that can be linked together to create different levels (4 hours)</text:span></text:p>
        </text:list-item>
      </text:list>
      <text:p text:style-name="P6"><text:span text:style-name="T33"><text:tab/></text:span><text:span text:style-name="T34">Total User Story Time</text:span><text:span text:style-name="T35">: 15 hours</text:span></text:p>
      <text:p text:style-name="P6"><text:span text:style-name="T35"><text:tab/></text:span></text:p>
      <text:p text:style-name="P6"><text:span text:style-name="T35"><text:line-break/>3)<text:s/></text:span><text:span text:style-name="T36">User Story 3</text:span><text:span text:style-name="T37"><text:s/>{As a developer, I want to script the physics of game objects so the interactions and movement behave accordingly}</text:span></text:p>
      <text:list text:style-name="L7">
        <text:list-item>
          <text:p text:style-name="P7"><text:span text:style-name="T37">Write a script for how the user object interacts with the walls ( 2 hour)</text:span></text:p>
        </text:list-item>
        <text:list-item>
          <text:p text:style-name="P7"><text:span text:style-name="T37">Write scripts to handle collision of the user object with obstacles and enemy projectiles (3 hours)</text:span></text:p>
        </text:list-item>
        <text:list-item>
          <text:p text:style-name="P7"><text:span text:style-name="T37">Write scripts to handle user projectiles' interaction with obstacles and enemies (3 hours)</text:span></text:p>
        </text:list-item>
        <text:list-item>
          <text:p text:style-name="P7"><text:span text:style-name="T37">Write scripts for how enemies interact with the environment (3 hour)</text:span></text:p>
        </text:list-item>
      </text:list>
      <text:p text:style-name="P8"><text:span text:style-name="T38">Total User Story Time</text:span><text:span text:style-name="T39">: 11 hours</text:span></text:p>
      <text:p text:style-name="P9"><text:span text:style-name="T40"/></text:p>
      <text:p text:style-name="P9"><text:span text:style-name="T41">4)<text:s/></text:span><text:span text:style-name="T42">User Story 4<text:s/></text:span><text:span text:style-name="T43">{As a user, I want to see a variety of obstacles so that I can play a more enjoyable game}</text:span></text:p>
      <text:list text:style-name="L10">
        <text:list-item>
          <text:p text:style-name="P10"><text:span text:style-name="T43">Create a flexible enemy spawning system that can be used to create a wide variety of level designs (7 hours)</text:span></text:p>
        </text:list-item>
        <text:list-item>
          <text:p text:style-name="P10"><text:span text:style-name="T44">Design a variety of enemy ships with different movement and attack patterns (6 hours)</text:span><text:span text:style-name="T45"><text:s/>Removed in favor of only 1 type of enemy model.<text:s/></text:span><text:span text:style-name="T46"/></text:p>
        </text:list-item>
      </text:list>
      <text:p text:style-name="P11"><text:span text:style-name="T47">Total User Story Time</text:span><text:span text:style-name="T48">: 13 hours</text:span></text:p>
      <text:p text:style-name="P12"><text:span text:style-name="T49"/></text:p>
      <text:p text:style-name="P12"><text:span text:style-name="T49"/></text:p>
      <text:p text:style-name="P12"><text:span text:style-name="T50">Not Completed: </text:span></text:p>
      <text:p text:style-name="P12"><text:span text:style-name="T51"/></text:p>
      <text:list text:style-name="L13">
        <text:list-item>
          <text:p text:style-name="P13"><text:span text:style-name="T52">All user stories were completed for sprint 2</text:span></text:p>
        </text:list-item>
      </text:list>
      <text:p text:style-name="P14"><text:span text:style-name="T53"/></text:p>
      <text:p text:style-name="P14"><text:span text:style-name="T54">Work Completion Rate: </text:span></text:p>
      <text:p text:style-name="P14"><text:span text:style-name="T55"/></text:p>
      <text:list text:style-name="L15">
        <text:list-item>
          <text:p text:style-name="P15"><text:span text:style-name="T56">4 user stories completed</text:span></text:p>
        </text:list-item>
        <text:list-item>
          <text:p text:style-name="P15"><text:span text:style-name="T56">Estimated ideal work hours completed: 50</text:span></text:p>
        </text:list-item>
        <text:list-item>
          <text:p text:style-name="P15"><text:span text:style-name="T56">Total number of days in sprint: 15</text:span></text:p>
        </text:list-item>
        <text:list-item>
          <text:p text:style-name="P15"><text:span text:style-name="T56">Ideal work hours/day: 3.33</text:span></text:p>
        </text:list-item>
        <text:list-item>
          <text:p text:style-name="P15"><text:span text:style-name="T56">User stories/day: .26</text:span></text:p>
        </text:list-item>
      </text:list>
      <text:p text:style-name="P16"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